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85cm"/>
    </style:style>
    <style:style style:name="co24" style:family="table-column">
      <style:table-column-properties fo:break-before="auto" style:column-width="1.207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 style:data-style-name="N51"/>
    <style:style style:name="ce9" style:family="table-cell" style:parent-style-name="Default" style:data-style-name="N109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 style:data-style-name="N109"/>
    <style:style style:name="ce7" style:family="table-cell" style:parent-style-name="Default" style:data-style-name="N51"/>
    <style:style style:name="ce8" style:family="table-cell" style:parent-style-name="Default" style:data-style-name="N36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7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10-15T18:00:00" calcext:value-type="date">
            <text:p>2022-10-15T18:00</text:p>
          </table:table-cell>
          <table:table-cell office:value-type="date" office:date-value="2022-10-15T19:00:00" calcext:value-type="date">
            <text:p>2022-10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10-16T18:00:00" calcext:value-type="date">
            <text:p>2022-10-16T18:00</text:p>
          </table:table-cell>
          <table:table-cell office:value-type="date" office:date-value="2022-10-16T19:00:00" calcext:value-type="date">
            <text:p>2022-10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 table:number-rows-repeated="104856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3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8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8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8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8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4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00-00-00</text:date>, <text:time style:data-style-name="N2" text:time-value="00:22:18.097108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8T00:23:50.165649732</dc:date>
    <meta:editing-duration>P1DT18H30M26S</meta:editing-duration>
    <meta:editing-cycles>78</meta:editing-cycles>
    <meta:document-statistic meta:table-count="5" meta:cell-count="1587" meta:object-count="0"/>
  </office:meta>
</office:document-meta>
</file>